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979cm"/>
      <style:paragraph-properties style:writing-mode="lr-tb"/>
    </style:style>
    <style:style style:name="gr2" style:family="graphic" style:parent-style-name="standard">
      <style:graphic-properties draw:stroke="none" draw:fill="none" fo:min-height="2.3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3cm" fo:min-width="1.55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a6a6" draw:auto-grow-height="true" draw:auto-grow-width="false" fo:max-height="0cm" fo:min-height="0.5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a6a6" draw:auto-grow-height="true" draw:auto-grow-width="false" fo:max-height="0cm" fo:min-height="1.025cm"/>
      <style:paragraph-properties style:writing-mode="lr-tb"/>
    </style:style>
    <style:style style:name="gr12" style:family="graphic" style:parent-style-name="standard">
      <style:graphic-properties draw:stroke="none" draw:fill="none" draw:fill-color="#729fcf" fo:min-height="10.647cm"/>
      <style:paragraph-properties style:writing-mode="lr-tb"/>
    </style:style>
    <style:style style:name="gr1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draw:fill="none" fo:min-height="14.18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1pt" style:font-size-asian="21pt" style:font-size-complex="21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a6a6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729fcf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none"/>
      <style:paragraph-properties fo:margin-top="0cm" fo:margin-bottom="0cm" style:writing-mode="lr-tb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 style:font-style-complex="italic" style:font-weight-complex="bold"/>
    </style:style>
    <style:style style:name="T6" style:family="text">
      <style:text-properties fo:font-size="10pt" style:font-size-asian="10pt" style:font-size-complex="10pt" style:font-weight-complex="bold"/>
    </style:style>
    <style:style style:name="T7" style:family="text">
      <style:text-properties fo:font-size="10pt" style:font-size-asian="10pt" style:font-size-complex="10pt" style:font-style-complex="italic" style:font-weight-complex="bold"/>
    </style:style>
    <style:style style:name="T8" style:family="text">
      <style:text-properties style:text-position="super 58%" fo:font-size="10pt" style:font-size-asian="10pt" style:font-size-complex="10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929cm" svg:height="5.229cm" svg:x="1cm" svg:y="1.521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1 id + 1 I removed</text:p>
          </draw:text-box>
        </draw:frame>
        <draw:frame draw:style-name="gr2" draw:text-style-name="P2" draw:layer="layout" svg:width="16.343cm" svg:height="4.139cm" svg:x="1.157cm" svg:y="8cm">
          <draw:text-box>
            <text:p><text:span text:style-name="T1">Data Exploration Ideas :* </text:span></text:p>
            <text:p><text:span text:style-name="T1">What are the least desirable attributes in a male partner? </text:span><text:span text:style-name="T1">Does this differ for female partners?* </text:span></text:p>
            <text:p><text:span text:style-name="T1">How important do people think attractiveness is in potential </text:span><text:span text:style-name="T1">mate selection vs. its real impact?* </text:span></text:p>
            <text:p><text:span text:style-name="T1">Are shared interests more important than a shared racial </text:span><text:span text:style-name="T1">background?* </text:span></text:p>
            <text:p><text:span text:style-name="T1">Can people accurately predict their own perceived value in </text:span><text:span text:style-name="T1">the dating market?* </text:span></text:p>
            <text:p><text:span text:style-name="T1">In terms of getting a second date, is it better to be someone's </text:span><text:span text:style-name="T1">first speed date of the night or their last?</text:span></text:p>
          </draw:text-box>
        </draw:frame>
        <draw:frame draw:style-name="gr3" draw:text-style-name="P3" draw:layer="layout" svg:width="3.11cm" svg:height="0.962cm" svg:x="8.699cm" svg:y="12.788cm">
          <draw:text-box>
            <text:p>KANBAN</text:p>
          </draw:text-box>
        </draw:frame>
        <draw:frame draw:style-name="gr4" draw:text-style-name="P3" draw:layer="layout" svg:width="2.013cm" svg:height="0.962cm" svg:x="0.987cm" svg:y="14cm">
          <draw:text-box>
            <text:p>Done</text:p>
          </draw:text-box>
        </draw:frame>
        <draw:frame draw:style-name="gr5" draw:text-style-name="P3" draw:layer="layout" svg:width="3.004cm" svg:height="0.962cm" svg:x="8.746cm" svg:y="14.038cm">
          <draw:text-box>
            <text:p>En cours</text:p>
          </draw:text-box>
        </draw:frame>
        <draw:frame draw:style-name="gr6" draw:text-style-name="P3" draw:layer="layout" svg:width="2.051cm" svg:height="0.962cm" svg:x="17cm" svg:y="14.038cm">
          <draw:text-box>
            <text:p>To do</text:p>
          </draw:text-box>
        </draw:frame>
        <draw:frame draw:style-name="gr7" draw:text-style-name="P4" draw:layer="layout" svg:width="11cm" svg:height="1.275cm" svg:x="10.5cm" svg:y="17.5cm">
          <draw:text-box>
            <text:p><text:span text:style-name="T2">1. Check the datas</text:span><text:span text:style-name="T3">et. Identify architecture, columns </text:span><text:span text:style-name="T3">and questions</text:span></text:p>
          </draw:text-box>
        </draw:frame>
        <draw:frame draw:style-name="gr8" draw:text-style-name="P5" draw:layer="layout" svg:width="11cm" svg:height="0.763cm" svg:x="10.25cm" svg:y="18.987cm">
          <draw:text-box>
            <text:p><text:span text:style-name="T3">2. Dataset encoding, missing values...</text:span></text:p>
          </draw:text-box>
        </draw:frame>
        <draw:frame draw:style-name="gr7" draw:text-style-name="P4" draw:layer="layout" svg:width="11cm" svg:height="1.275cm" svg:x="0.25cm" svg:y="23.475cm">
          <draw:text-box>
            <text:p><text:span text:style-name="T3">Q1 : Nombre rencontres par personne, nombre de </text:span><text:span text:style-name="T3">paritcipants</text:span></text:p>
          </draw:text-box>
        </draw:frame>
        <draw:line draw:style-name="gr9" draw:text-style-name="P6" draw:layer="layout" svg:x1="1cm" svg:y1="15.35cm" svg:x2="20cm" svg:y2="15.35cm">
          <text:p/>
        </draw:line>
        <draw:frame draw:style-name="gr7" draw:text-style-name="P4" draw:layer="layout" svg:width="11cm" svg:height="1.275cm" svg:x="0.25cm" svg:y="25.225cm">
          <draw:text-box>
            <text:p><text:span text:style-name="T3">Q2 : La proportion de match ne dépend pas du </text:span><text:span text:style-name="T3">nombre de rencontre. Elle est majoriataire à 0 %</text:span></text:p>
          </draw:text-box>
        </draw:frame>
        <draw:frame draw:style-name="gr10" draw:text-style-name="P4" draw:layer="layout" svg:width="11cm" svg:height="0.763cm" svg:x="0.25cm" svg:y="22.487cm">
          <draw:text-box>
            <text:p><text:span text:style-name="T3">STAT DESCRIPTIVES</text:span></text:p>
          </draw:text-box>
        </draw:frame>
        <draw:frame draw:style-name="gr8" draw:text-style-name="P5" draw:layer="layout" svg:width="11cm" svg:height="0.763cm" svg:x="15.5cm" svg:y="20.75cm">
          <draw:text-box>
            <text:p><text:span text:style-name="T3">2. Faire des sous-sets par participants</text:span></text:p>
          </draw:text-box>
        </draw:frame>
        <draw:frame draw:style-name="gr8" draw:text-style-name="P5" draw:layer="layout" svg:width="11cm" svg:height="0.763cm" svg:x="16cm" svg:y="24.237cm">
          <draw:text-box>
            <text:p><text:span text:style-name="T3">2. Faire la conversion dec₀ et match</text:span></text:p>
          </draw:text-box>
        </draw:frame>
        <draw:frame draw:style-name="gr11" draw:text-style-name="P5" draw:layer="layout" svg:width="11cm" svg:height="1.275cm" svg:x="0.5cm" svg:y="16.25cm">
          <draw:text-box>
            <text:p><text:span text:style-name="T3">2. Faire le tableau dtype and dvalue 10 columns/10 </text:span><text:span text:style-name="T3">columns</text:span></text:p>
          </draw:text-box>
        </draw:frame>
        <draw:frame draw:style-name="gr10" draw:text-style-name="P4" draw:layer="layout" svg:width="11cm" svg:height="0.763cm" svg:x="0.5cm" svg:y="15.487cm">
          <draw:text-box>
            <text:p><text:span text:style-name="T3">CLEANING</text:span></text:p>
          </draw:text-box>
        </draw:frame>
      </draw:page>
      <draw:page draw:name="page2" draw:style-name="dp1" draw:master-page-name="Standard">
        <draw:frame draw:style-name="gr12" draw:text-style-name="P9" draw:layer="layout" svg:width="14.883cm" svg:height="10.897cm" svg:x="1.367cm" svg:y="3.353cm">
          <draw:text-box>
            <text:p text:style-name="P7"><text:span text:style-name="T4">List of object columns: ['field', 'undergra', 'mn_sat', 'tuition', 'from', </text:span><text:span text:style-name="T4">'zipcode', 'income', 'career']</text:span></text:p>
            <text:p text:style-name="P7"><text:span text:style-name="T4"/></text:p>
            <text:p text:style-name="P7"><text:span text:style-name="T4">Field = ok, encoded with field_cd</text:span></text:p>
            <text:p><text:span text:style-name="T5">undergra': </text:span><text:span text:style-name="T6"><text:s/>ok.</text:span><text:span text:style-name="T6"><text:tab/></text:span><text:span text:style-name="T6">school attended for undergraduate degree. ‘Missing </text:span><text:span text:style-name="T6">values = no school.’</text:span></text:p>
            <text:p><text:span text:style-name="T6"/></text:p>
            <text:p><text:span text:style-name="T5">mn_sat: </text:span><text:span text:style-name="T7"><text:tab/></text:span><text:span text:style-name="T7">Median SAT score for the undergraduate institution </text:span><text:span text:style-name="T7">where attended. <text:s/></text:span><text:span text:style-name="T7"><text:tab/></text:span><text:span text:style-name="T7"><text:tab/></text:span><text:span text:style-name="T7"><text:tab/></text:span><text:span text:style-name="T7">Taken from Barron’s 25</text:span><text:span text:style-name="T8">th</text:span><text:span text:style-name="T7"> </text:span><text:span text:style-name="T7">Edition college profile book. <text:s/>Proxy for </text:span><text:span text:style-name="T7"><text:tab/></text:span><text:span text:style-name="T7"><text:tab/></text:span><text:span text:style-name="T7"><text:tab/></text:span><text:span text:style-name="T7"><text:tab/></text:span><text:span text:style-name="T7">intelligence.</text:span></text:p>
            <text:p><text:span text:style-name="T7">→ </text:span><text:span text:style-name="T7">it is a score. Should be float or integers, but too much NaN</text:span></text:p>
            <text:p><text:span text:style-name="T6"/></text:p>
            <text:p><text:span text:style-name="T9">tuition: </text:span><text:span text:style-name="T10"><text:tab/></text:span><text:span text:style-name="T10">Tuition listed for each response to </text:span><text:span text:style-name="T9">undergrad</text:span><text:span text:style-name="T11"> in Barron’s 25</text:span><text:span text:style-name="T12">th</text:span><text:span text:style-name="T13"> </text:span><text:span text:style-name="T13">Edition </text:span><text:span text:style-name="T13"><text:tab/></text:span><text:span text:style-name="T13"><text:tab/></text:span><text:span text:style-name="T13"><text:tab/></text:span><text:span text:style-name="T13">college profile book.</text:span></text:p>
            <text:p text:style-name="P8"><text:span text:style-name="T13">→ </text:span><text:span text:style-name="T13">it is a score. Should be float or integers, but too much NaN</text:span></text:p>
            <text:p><text:span text:style-name="T13"/></text:p>
            <text:p><text:span text:style-name="T13">'from' = ok, but </text:span></text:p>
            <text:p><text:span text:style-name="T13">df.groupby('from')['from'].nunique().index # mix of countries and </text:span><text:span text:style-name="T13">departments, 269 locations</text:span></text:p>
            <text:p><text:span text:style-name="T13"/></text:p>
            <text:p><text:span text:style-name="T13">'zipcode' = ‘71,003’ means 71003. Should be an integer without ‘,’ , </text:span><text:span text:style-name="T13">but since it is a category, <text:s/>don’t care.</text:span></text:p>
            <text:p><text:span text:style-name="T13"/></text:p>
            <text:p><text:span text:style-name="T13">'income' =’ 69,487.00’ but should be integer. It is in dollar according </text:span><text:span text:style-name="T13">to postal code...</text:span></text:p>
            <text:p><text:span text:style-name="T13"/></text:p>
            <text:p><text:span text:style-name="T13">'career'</text:span><text:span text:style-name="T6"> = ok. Encoded in career_c but some mistakes.</text:span></text:p>
            <text:p><text:span text:style-name="T6"/></text:p>
          </draw:text-box>
        </draw:frame>
        <draw:line draw:style-name="gr13" draw:text-style-name="P6" draw:layer="layout" svg:x1="20.25cm" svg:y1="6.65cm" svg:x2="15.75cm" svg:y2="6.65cm">
          <text:p/>
        </draw:line>
        <draw:line draw:style-name="gr14" draw:text-style-name="P6" draw:layer="layout" svg:x1="20.25cm" svg:y1="8.15cm" svg:x2="15.75cm" svg:y2="8.15cm">
          <text:p/>
        </draw:line>
        <draw:line draw:style-name="gr14" draw:text-style-name="P6" draw:layer="layout" svg:x1="20.25cm" svg:y1="11.65cm" svg:x2="15.75cm" svg:y2="11.65cm">
          <text:p/>
        </draw:line>
        <draw:line draw:style-name="gr14" draw:text-style-name="P6" draw:layer="layout" svg:x1="20.25cm" svg:y1="10.15cm" svg:x2="15.75cm" svg:y2="10.15cm">
          <text:p/>
        </draw:line>
        <draw:frame draw:style-name="gr15" draw:text-style-name="P10" draw:layer="layout" svg:width="3.008cm" svg:height="0.962cm" svg:x="1.75cm" svg:y="2cm">
          <draw:text-box>
            <text:p>OBJECT</text:p>
          </draw:text-box>
        </draw:frame>
        <draw:frame draw:style-name="gr15" draw:text-style-name="P10" draw:layer="layout" svg:width="3.186cm" svg:height="0.962cm" svg:x="1.5cm" svg:y="14.538cm">
          <draw:text-box>
            <text:p>MISSING</text:p>
          </draw:text-box>
        </draw:frame>
        <draw:frame draw:style-name="gr16" draw:text-style-name="P12" draw:layer="layout" svg:width="28.455cm" svg:height="14.435cm" svg:x="1.25cm" svg:y="15.5cm">
          <draw:text-box>
            <text:p text:style-name="P11"><text:span text:style-name="T4">OK :</text:span></text:p>
            <text:p text:style-name="P11"><text:span text:style-name="T4">'id' subject number in wave, _ last was nan. → same value as the line before since same participant. + </text:span><text:span text:style-name="T4">Conversion in integer.</text:span></text:p>
            <text:p text:style-name="P11"><text:span text:style-name="T4">pid = pb with 118 which doesn’t exist and has been counted with NaN . I removed the lines, anyway he </text:span><text:span text:style-name="T4">is not in the iid anyway.</text:span></text:p>
            <text:p text:style-name="P11"><text:span text:style-name="T4"/></text:p>
            <text:p text:style-name="P11"><text:span text:style-name="T4">Field, field_cd, career, career_c → codes = ok</text:span></text:p>
            <text:p text:style-name="P11"><text:span text:style-name="T4"/></text:p>
            <text:p text:style-name="P8"><text:span text:style-name="T4">'sports', 'tvsports', 'exercise', 'dining', 'museums', 'art', 'hiking', 'gaming', 'clubbing', 'reading', 'tv', 'theater', </text:span><text:span text:style-name="T4">'movies', 'concerts', 'music', 'shopping', 'yoga',</text:span></text:p>
            <text:p text:style-name="P11"><text:span text:style-name="T4"/></text:p>
            <text:p text:style-name="P11"><text:span text:style-name="T4"><text:s/></text:span><text:span text:style-name="T4">'positin1', (tation number where started </text:span></text:p>
            <text:p text:style-name="P11"><text:span text:style-name="T4">'pid',</text:span></text:p>
            <text:p text:style-name="P11"><text:span text:style-name="T4"><text:s/></text:span><text:span text:style-name="T4">'int_corr',</text:span></text:p>
            <text:p text:style-name="P11"><text:span text:style-name="T4"><text:s/></text:span><text:span text:style-name="T4">'age_o',</text:span></text:p>
            <text:p text:style-name="P11"><text:span text:style-name="T4"><text:s/></text:span><text:span text:style-name="T4">'race_o',</text:span></text:p>
            <text:p text:style-name="P11"><text:span text:style-name="T4"><text:s/></text:span><text:span text:style-name="T4">'pf_o_att'</text:span></text:p>
            <text:p text:style-name="P11"><text:span text:style-name="T4">, 'pf_o_sin'</text:span></text:p>
            <text:p text:style-name="P11"><text:span text:style-name="T4">, 'pf_o_int'</text:span></text:p>
            <text:p text:style-name="P11"><text:span text:style-name="T4">, 'pf_o_fun',</text:span></text:p>
            <text:p text:style-name="P11"><text:span text:style-name="T4"><text:s/></text:span><text:span text:style-name="T4">'pf_o_amb',</text:span></text:p>
            <text:p text:style-name="P11"><text:span text:style-name="T4"><text:s/></text:span><text:span text:style-name="T4">'pf_o_sha', 'attr_o', 'sinc_o', 'intel_o', 'fun_o', 'amb_o', 'shar_o', 'like_o', 'prob_o', 'met_o', 'age',</text:span></text:p>
            <text:p text:style-name="P11"><text:span text:style-name="T4"><text:s/></text:span></text:p>
            <text:p text:style-name="P11"><text:span text:style-name="T4">'undergra',</text:span></text:p>
            <text:p text:style-name="P11"><text:span text:style-name="T4"><text:s/></text:span><text:span text:style-name="T4">'mn_sat',</text:span></text:p>
            <text:p text:style-name="P11"><text:span text:style-name="T4"><text:s/></text:span><text:span text:style-name="T4">'tuition',</text:span></text:p>
            <text:p text:style-name="P11"><text:span text:style-name="T4"><text:s/></text:span><text:span text:style-name="T4">'race', 'imprace', 'imprelig', 'from', 'zipcode', 'income', 'goal', 'date', 'go_out', ', <text:s/>'exphappy', 'expnum', </text:span></text:p>
            <text:p text:style-name="P11"><text:span text:style-name="T4">'attr1_1', 'sinc1_1', 'intel1_1', 'fun1_1', 'amb1_1', 'shar1_1',</text:span></text:p>
            <text:p text:style-name="P11"><text:span text:style-name="T4"><text:s/></text:span><text:span text:style-name="T4">'attr4_1', 'sinc4_1', 'intel4_1', 'fun4_1', 'amb4_1', 'shar4_1',</text:span></text:p>
            <text:p text:style-name="P11"><text:span text:style-name="T4"><text:s/></text:span><text:span text:style-name="T4">'attr2_1', 'sinc2_1', 'intel2_1', 'fun2_1', 'amb2_1', 'shar2_1',</text:span></text:p>
            <text:p text:style-name="P11"><text:span text:style-name="T4"><text:s/></text:span><text:span text:style-name="T4">'attr3_1', 'sinc3_1', 'fun3_1', 'intel3_1', 'amb3_1',</text:span></text:p>
            <text:p text:style-name="P11"><text:span text:style-name="T4"><text:s/></text:span><text:span text:style-name="T4">'attr5_1', 'sinc5_1', 'intel5_1', 'fun5_1', 'amb5₁'</text:span></text:p>
            <text:p text:style-name="P11"><text:span text:style-name="T4">, 'attr',</text:span></text:p>
            <text:p text:style-name="P11"><text:span text:style-name="T4"><text:s/></text:span><text:span text:style-name="T4">'sinc', 'intel', 'fun', 'amb', 'shar', 'like', 'prob', 'met', 'match_es', 'attr1_s', 'sinc1_s', 'intel1_s', 'fun1_s', </text:span><text:span text:style-name="T4">'amb1_s', 'shar1_s', 'attr3_s', 'sinc3_s', 'intel3_s', 'fun3_s', 'amb3_s', 'satis_2', 'length', 'numdat_2', </text:span><text:span text:style-name="T4">'attr7_2', 'sinc7_2', 'intel7_2', 'fun7_2', 'amb7_2', 'shar7_2', 'attr1_2', 'sinc1_2', 'intel1_2', 'fun1_2', </text:span><text:span text:style-name="T4">'amb1_2', 'shar1_2', 'attr4_2', 'sinc4_2', 'intel4_2', 'fun4_2', 'amb4_2', 'shar4_2', 'attr2_2', 'sinc2_2', </text:span><text:span text:style-name="T4">'intel2_2', 'fun2_2', 'amb2_2', 'shar2_2', 'attr3_2', 'sinc3_2', 'intel3_2', 'fun3_2', 'amb3_2', 'attr5_2', </text:span><text:span text:style-name="T4">'sinc5_2', 'intel5_2', 'fun5_2', 'amb5_2', 'you_call', 'them_cal', 'date_3', 'numdat_3', 'num_in_3', </text:span></text:p>
            <text:p text:style-name="P11"><text:span text:style-name="T4">'attr1_3', 'sinc1_3', 'intel1_3', 'fun1_3', 'amb1_3', 'shar1_3', 'attr7_3', 'sinc7_3', 'intel7_3', 'fun7_3', </text:span><text:span text:style-name="T4">'amb7_3', 'shar7_3', 'attr4_3', 'sinc4_3', 'intel4_3', 'fun4_3', 'amb4_3', 'shar4_3', 'attr2_3', 'sinc2_3', </text:span><text:span text:style-name="T4">'intel2_3', 'fun2_3', 'amb2_3', 'shar2_3', 'attr3_3', 'sinc3_3', 'intel3_3', 'fun3_3', 'amb3_3', 'attr5_3', </text:span><text:span text:style-name="T4">'sinc5_3', 'intel5_3', 'fun5_3', 'amb5_3'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31T10:33:59.771658544</meta:creation-date>
    <dc:date>2023-10-31T10:44:04.461549871</dc:date>
    <meta:editing-duration>PT10M6S</meta:editing-duration>
    <meta:editing-cycles>1</meta:editing-cycles>
    <meta:document-statistic meta:object-count="24"/>
    <meta:generator>LibreOffice/7.3.7.2$Linux_X86_64 LibreOffice_project/30$Build-2</meta:generator>
  </office:meta>
</office:document-meta>
</file>